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494cm" svg:stroke-color="#000000" draw:marker-start-width="0.937cm" draw:marker-end-width="0.937cm" draw:fill="none" draw:textarea-horizontal-align="justify" draw:textarea-vertical-align="middle" draw:auto-grow-height="false" fo:min-height="5.949cm" fo:min-width="9.693cm" fo:padding-top="0.368cm" fo:padding-bottom="0.368cm" fo:padding-left="0.493cm" fo:padding-right="0.493cm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 fo:min-height="1.562cm" fo:min-width="2.473cm"/>
    </style:style>
    <style:style style:name="gr3" style:family="graphic" style:parent-style-name="standard">
      <style:graphic-properties draw:textarea-horizontal-align="justify" draw:textarea-vertical-align="middle" draw:auto-grow-height="false" fo:min-height="5.02cm" fo:min-width="5.242cm"/>
    </style:style>
    <style:style style:name="gr4" style:family="graphic" style:parent-style-name="standard">
      <style:graphic-properties draw:textarea-horizontal-align="justify" draw:textarea-vertical-align="middle" draw:auto-grow-height="false" fo:min-height="4.957cm" fo:min-width="5.469cm"/>
    </style:style>
    <style:style style:name="gr5" style:family="graphic" style:parent-style-name="standard">
      <style:graphic-properties draw:textarea-horizontal-align="justify" draw:textarea-vertical-align="middle" draw:auto-grow-height="false" fo:min-height="5.211cm" fo:min-width="5.469cm"/>
    </style:style>
    <style:style style:name="gr6" style:family="graphic" style:parent-style-name="standard">
      <style:graphic-properties draw:fill-color="#669966" draw:textarea-horizontal-align="justify" draw:textarea-vertical-align="middle" draw:auto-grow-height="false" fo:min-height="1.529cm" fo:min-width="4.338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gr8" style:family="graphic" style:parent-style-name="standard">
      <style:graphic-properties draw:stroke="none" svg:stroke-color="#000000" draw:fill="none" draw:fill-color="#ffffff" fo:min-height="2.134cm"/>
    </style:style>
    <style:style style:name="gr9" style:family="graphic" style:parent-style-name="standard">
      <style:graphic-properties draw:stroke="none" svg:stroke-color="#000000" draw:fill="none" draw:fill-color="#ffffff" fo:min-height="1.147cm"/>
    </style:style>
    <style:style style:name="gr10" style:family="graphic" style:parent-style-name="standard">
      <style:graphic-properties draw:stroke="none" svg:stroke-color="#000000" draw:fill="none" draw:fill-color="#ffffff" fo:min-height="1.528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stroke="none" svg:stroke-color="#000000" draw:fill="none" draw:fill-color="#ffffff" fo:min-height="1.111cm"/>
    </style:style>
    <style:style style:name="gr13" style:family="graphic" style:parent-style-name="standard">
      <style:graphic-properties draw:fill-color="#9999cc" draw:textarea-horizontal-align="justify" draw:textarea-vertical-align="middle" draw:auto-grow-height="false" fo:min-height="1.401cm" fo:min-width="13.343cm"/>
    </style:style>
    <style:style style:name="gr14" style:family="graphic" style:parent-style-name="standard">
      <style:graphic-properties draw:textarea-horizontal-align="justify" draw:textarea-vertical-align="middle" draw:auto-grow-height="false" fo:min-height="0.639cm" fo:min-width="4.32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cc99"/>
      <style:paragraph-properties fo:text-align="start"/>
      <style:text-properties fo:font-size="15pt" style:font-size-asian="15pt" style:font-size-complex="15pt"/>
    </style:style>
    <style:style style:name="P4" style:family="paragraph">
      <style:paragraph-properties fo:text-align="center"/>
    </style:style>
    <style:style style:name="P5" style:family="paragraph">
      <loext:graphic-properties draw:fill-color="#669966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-color="#9999cc"/>
      <style:paragraph-properties fo:text-align="center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679cm" svg:height="6.685cm" svg:x="5.499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46cm" svg:height="5.589cm" svg:x="3.748cm" svg:y="2.245cm">
          <text:p text:style-name="P2"><text:span text:style-name="T1">Monitor</text:span></text:p>
          <text:p text:style-name="P2"><text:span text:style-name="T2">CPU </text:span></text:p>
          <text:p text:style-name="P2"><text:span text:style-name="T2">Memory</text:span></text:p>
          <draw:enhanced-geometry svg:viewBox="0 0 21600 21600" draw:glue-points="0 0 0 10800 0 21600 10800 21600 21600 21600 10800 10800" draw:text-areas="1900 12700 12700 19700" draw:mirror-horizontal="false" draw:type="right-triangle" draw:enhanced-path="M 0 0 L 21600 21600 0 21600 0 0 Z N"/>
        </draw:custom-shape>
        <draw:custom-shape draw:style-name="gr3" draw:text-style-name="P4" draw:layer="layout" svg:width="5.742cm" svg:height="5.27cm" svg:x="4.429cm" svg:y="1.864cm">
          <text:p/>
          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
        </draw:custom-shape>
        <draw:custom-shape draw:style-name="gr4" draw:text-style-name="P4" draw:layer="layout" svg:width="5.969cm" svg:height="5.207cm" svg:x="11.333cm" svg:y="1.863cm">
          <text:p/>
          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
        </draw:custom-shape>
        <draw:custom-shape draw:style-name="gr5" draw:text-style-name="P4" draw:layer="layout" svg:width="5.969cm" svg:height="5.461cm" svg:x="11.613cm" svg:y="2.372cm">
          <text:p/>
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</draw:custom-shape>
        <draw:custom-shape draw:style-name="gr6" draw:text-style-name="P5" draw:layer="layout" svg:width="8.636cm" svg:height="3.175cm" svg:x="6.08cm" svg:y="4.65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7" draw:layer="layout" svg:width="4.064cm" svg:height="1.016cm" svg:x="8.366cm" svg:y="4.912cm">
          <draw:text-box>
            <text:p text:style-name="P6"><text:span text:style-name="T3">Knowledge</text:span></text:p>
          </draw:text-box>
        </draw:frame>
        <draw:frame draw:style-name="gr8" draw:text-style-name="P8" draw:layer="layout" svg:width="4.064cm" svg:height="2.384cm" svg:x="8.239cm" svg:y="5.801cm">
          <draw:text-box>
            <text:p text:style-name="P4">System</text:p>
            <text:p text:style-name="P4">Architecture</text:p>
          </draw:text-box>
        </draw:frame>
        <draw:frame draw:style-name="gr9" draw:text-style-name="P7" draw:layer="layout" svg:width="4.064cm" svg:height="1.397cm" svg:x="5.826cm" svg:y="1.864cm">
          <draw:text-box>
            <text:p text:style-name="P6">Analyze</text:p>
          </draw:text-box>
        </draw:frame>
        <draw:frame draw:style-name="gr10" draw:text-style-name="P9" draw:layer="layout" svg:width="3.556cm" svg:height="1.916cm" svg:x="6.988cm" svg:y="2.553cm">
          <draw:text-box>
            <text:p><text:span text:style-name="T4">Which components misbehave?</text:span></text:p>
          </draw:text-box>
        </draw:frame>
        <draw:frame draw:style-name="gr7" draw:text-style-name="P7" draw:layer="layout" svg:width="4.318cm" svg:height="1.016cm" svg:x="11.341cm" svg:y="1.891cm">
          <draw:text-box>
            <text:p text:style-name="P6"><text:span text:style-name="T3">Plan</text:span></text:p>
          </draw:text-box>
        </draw:frame>
        <draw:frame draw:style-name="gr9" draw:text-style-name="P9" draw:layer="layout" svg:width="3.683cm" svg:height="1.916cm" svg:x="11.268cm" svg:y="2.653cm">
          <draw:text-box>
            <text:p><text:span text:style-name="T4">How to replace components?</text:span></text:p>
          </draw:text-box>
        </draw:frame>
        <draw:frame draw:style-name="gr11" draw:text-style-name="P7" draw:layer="layout" svg:width="3.175cm" svg:height="1.673cm" svg:x="14.262cm" svg:y="5.258cm">
          <draw:text-box>
            <text:p text:style-name="P6">Execute</text:p>
          </draw:text-box>
        </draw:frame>
        <draw:frame draw:style-name="gr12" draw:text-style-name="P9" draw:layer="layout" svg:width="3.194cm" svg:height="1.361cm" svg:x="14.443cm" svg:y="6.009cm">
          <draw:text-box>
            <text:p><text:span text:style-name="T4">Reconfigure System</text:span></text:p>
          </draw:text-box>
        </draw:frame>
        <draw:custom-shape draw:style-name="gr13" draw:text-style-name="P10" draw:layer="layout" svg:width="13.843cm" svg:height="1.651cm" svg:x="3.794cm" svg:y="8.722cm">
          <text:p text:style-name="P4">Application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826cm" svg:height="0.889cm" svg:x="4.237cm" svg:y="8.341cm">
          <text:p text:style-name="P4"><text:span text:style-name="T4">Monitoring Interface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826cm" svg:height="0.889cm" svg:x="12.337cm" svg:y="8.341cm">
          <text:p text:style-name="P4"><text:span text:style-name="T4">Control Interfac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4T13:42:34.164569073</meta:creation-date>
    <dc:date>2015-09-24T15:54:58.374506838</dc:date>
    <meta:editing-duration>PT1H41M46S</meta:editing-duration>
    <meta:editing-cycles>3</meta:editing-cycles>
    <meta:generator>LibreOffice/4.4.2.2$Linux_X86_64 LibreOffice_project/40m0$Build-2</meta:generator>
    <meta:document-statistic meta:object-count="17"/>
  </office:meta>
</office:document-meta>
</file>